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312cm" table:align="left"/>
    </style:style>
    <style:style style:name="Tabla1.A" style:family="table-column">
      <style:table-column-properties style:column-width="9.61cm"/>
    </style:style>
    <style:style style:name="Tabla1.B" style:family="table-column">
      <style:table-column-properties style:column-width="1.702cm"/>
    </style:style>
    <style:style style:name="Tabla1.A1" style:family="table-cell">
      <style:table-cell-properties style:vertical-align="middle" style:border-line-width="0.018cm 0.018cm 0.018cm" fo:padding="0.265cm" fo:border="1.5pt double #808080"/>
    </style:style>
    <style:style style:name="Tabla1.B1" style:family="table-cell">
      <style:table-cell-properties style:vertical-align="middle" style:border-line-width-left="0cm 0.004cm 0.002cm" style:border-line-width-right="0.018cm 0.018cm 0.018cm" style:border-line-width-top="0.018cm 0.018cm 0.018cm" style:border-line-width-bottom="0.018cm 0.018cm 0.018cm" fo:padding="0.265cm" fo:border-left="0.05pt double #808080" fo:border-right="1.5pt double #808080" fo:border-top="1.5pt double #808080" fo:border-bottom="1.5pt double #80808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5.339cm"/>
    </style:style>
    <style:style style:name="Tabla2.B" style:family="table-column">
      <style:table-column-properties style:column-width="1.662cm"/>
    </style:style>
    <style:style style:name="Tabla2.A1" style:family="table-cell">
      <style:table-cell-properties style:vertical-align="middle" style:border-line-width="0.018cm 0.018cm 0.018cm" fo:padding="0.265cm" fo:border="1.5pt double #808080"/>
    </style:style>
    <style:style style:name="Tabla2.B1" style:family="table-cell">
      <style:table-cell-properties style:vertical-align="middle" style:border-line-width-left="0cm 0.004cm 0.002cm" style:border-line-width-right="0.018cm 0.018cm 0.018cm" style:border-line-width-top="0.018cm 0.018cm 0.018cm" style:border-line-width-bottom="0.018cm 0.018cm 0.018cm" fo:padding="0.265cm" fo:border-left="0.05pt double #808080" fo:border-right="1.5pt double #808080" fo:border-top="1.5pt double #808080" fo:border-bottom="1.5pt double #808080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5.339cm"/>
    </style:style>
    <style:style style:name="Tabla3.B" style:family="table-column">
      <style:table-column-properties style:column-width="1.662cm"/>
    </style:style>
    <style:style style:name="Tabla3.A1" style:family="table-cell">
      <style:table-cell-properties style:vertical-align="middle" style:border-line-width="0.018cm 0.018cm 0.018cm" fo:padding="0.265cm" fo:border="1.5pt double #808080"/>
    </style:style>
    <style:style style:name="Tabla3.B1" style:family="table-cell">
      <style:table-cell-properties style:vertical-align="middle" style:border-line-width-left="0cm 0.004cm 0.002cm" style:border-line-width-right="0.018cm 0.018cm 0.018cm" style:border-line-width-top="0.018cm 0.018cm 0.018cm" style:border-line-width-bottom="0.018cm 0.018cm 0.018cm" fo:padding="0.265cm" fo:border-left="0.05pt double #808080" fo:border-right="1.5pt double #808080" fo:border-top="1.5pt double #808080" fo:border-bottom="1.5pt double #808080"/>
    </style:style>
    <style:style style:name="Tabla4" style:family="table">
      <style:table-properties style:width="14.949cm" table:align="left"/>
    </style:style>
    <style:style style:name="Tabla4.A" style:family="table-column">
      <style:table-column-properties style:column-width="13.247cm"/>
    </style:style>
    <style:style style:name="Tabla4.B" style:family="table-column">
      <style:table-column-properties style:column-width="1.702cm"/>
    </style:style>
    <style:style style:name="Tabla4.A1" style:family="table-cell">
      <style:table-cell-properties style:vertical-align="middle" style:border-line-width="0.018cm 0.018cm 0.018cm" fo:padding="0.265cm" fo:border="1.5pt double #808080"/>
    </style:style>
    <style:style style:name="Tabla4.B1" style:family="table-cell">
      <style:table-cell-properties style:vertical-align="middle" style:border-line-width-left="0cm 0.004cm 0.002cm" style:border-line-width-right="0.018cm 0.018cm 0.018cm" style:border-line-width-top="0.018cm 0.018cm 0.018cm" style:border-line-width-bottom="0.018cm 0.018cm 0.018cm" fo:padding="0.265cm" fo:border-left="0.05pt double #808080" fo:border-right="1.5pt double #808080" fo:border-top="1.5pt double #808080" fo:border-bottom="1.5pt double #80808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Implementa un programa en Java que se conecte a unha base de datos "peliculas", creada previamente sobre un SXBD MariaDB.</text:p>
      <text:p text:style-name="Text_20_body">Se a conexión tivo éxito sacará por pantalla "Conexión co servidor creada con éxito". En caso de erro mostrará a mensaxe "A conexión co servidor de bases de datos non se puido establecer".</text:p>
      <text:p text:style-name="Text_20_body">Entrega na resposta o código da clase creada.</text:p>
      <text:p text:style-name="Text_20_body"><text:span text:style-name="Strong_20_Emphasis">Criterios de avaliación</text:span>:</text:p>
      <text:p text:style-name="P1"><text:bookmark text:name="yui_3_17_2_1_1567405582603_21"/><text:bookmark text:name="yui_3_17_2_1_1567405582603_20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A9.2. Programáronse conexións con bases de datos</text:p>
          </table:table-cell>
          <table:table-cell table:style-name="Tabla1.B1" office:value-type="string">
            <text:p text:style-name="Table_20_Contents">100%</text:p>
          </table:table-cell>
        </table:table-row>
      </table:table>
      <text:p text:style-name="Standard"/>
      <text:p text:style-name="Standard"/>
      <text:p text:style-name="Standard"/>
      <text:p text:style-name="Text_20_body"><text:bookmark text:name="yui_3_17_2_1_1744011715976_696"/>Crea, usando o propio IDE, unha táboa dentro da BD "peliculas" que se chame <text:span text:style-name="Emphasis">films</text:span>. Terá polo menos tres campos con información referente ás películas: <text:span text:style-name="Emphasis">id</text:span>, <text:span text:style-name="Emphasis">title</text:span> e <text:span text:style-name="Emphasis">year</text:span> (utiliza despois phpMyAdmin, DBeaver, ou a aplicación que queiras para configurar o campo id como autoincremental).</text:p>
      <text:p text:style-name="Text_20_body">Fai un programa en Java que se conecte coa base de datos, e que presente un menú con catro opcións:</text:p>
      <text:list xml:id="list218078137" text:style-name="L2">
        <text:list-item>
          <text:p text:style-name="P3"><text:span text:style-name="Strong_20_Emphasis">Insertar unha nova película</text:span>: Pediranse os datos dunha película e insertarase un rexistro na base de datos.</text:p>
        </text:list-item>
        <text:list-item>
          <text:p text:style-name="P3"><text:span text:style-name="Strong_20_Emphasis">Mostrar todas as películas</text:span>: Mostrará unha listaxe con todas as películas da táboa.</text:p>
        </text:list-item>
        <text:list-item>
          <text:p text:style-name="P3"><text:span text:style-name="Strong_20_Emphasis">Buscar unha película</text:span>: Pedirá un número e mostrará os datos datos da película con ese id, se a hai. Se non se atopa unha película con ese id, mostrará unha mensaxe indicando que non se atopou a película.</text:p>
        </text:list-item>
        <text:list-item>
          <text:p text:style-name="P2"><text:span text:style-name="Strong_20_Emphasis">Pechar a aplicación</text:span>.</text:p>
        </text:list-item>
      </text:list>
      <text:p text:style-name="Text_20_body">Entrega unha captura de pantalla da creación da táboa na base de datos co IDE, e o código da clase creada na resposta.</text:p>
      <text:p text:style-name="Text_20_body"><text:span text:style-name="Strong_20_Emphasis">Criterios de avaliación</text:span>:</text:p>
      <text:p text:style-name="P1"><text:bookmark text:name="yui_3_17_2_1_1744011715976_682"/><text:bookmark text:name="yui_3_17_2_1_1744011715976_681"/><text:bookmark text:name="yui_3_17_2_1_1744011715976_680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CA9.4. Creáronse programas para recuperar e amosar información almacenada en bases de datos<text:bookmark text:name="yui_3_17_2_1_1744011715976_679"/></text:p>
          </table:table-cell>
          <table:table-cell table:style-name="Tabla2.B1" office:value-type="string">
            <text:p text:style-name="Table_20_Contents">100%</text:p>
          </table:table-cell>
        </table:table-row>
      </table:table>
      <text:p text:style-name="Standard"/>
      <text:p text:style-name="Standard"/>
      <text:p text:style-name="Standard"/>
      <text:p text:style-name="Text_20_body">Descarga o driver JDBC de SQLite e modifica o programa da pregunta anterior para que utilice esta base de datos SQLite para almacenar os datos nunha base de datos SQLite na carpeta que queiras co nome "peliculas.db".</text:p>
      <text:p text:style-name="Text_20_body">No comezo do programa, executa sobre ela o seguinte comando SQL que crea a táboa de películas en caso de que non exista:</text:p>
      <text:p text:style-name="Text_20_body"><text:soft-page-break/><text:span text:style-name="Strong_20_Emphasis">CREATE TABLE IF NOT EXISTS films (</text:span><text:line-break/><text:span text:style-name="Strong_20_Emphasis">    id INTEGER PRIMARY KEY AUTOINCREMENT,</text:span><text:line-break/><text:span text:style-name="Strong_20_Emphasis">    title TEXT NOT NULL,</text:span><text:line-break/><text:span text:style-name="Strong_20_Emphasis">    year INTEGER NOT NULL</text:span><text:line-break/><text:span text:style-name="Strong_20_Emphasis">);</text:span></text:p>
      <text:p text:style-name="Text_20_body">Entrega na resposta o código do programa que tes que modificar para usar e inicializar esta base de datos.</text:p>
      <text:p text:style-name="Text_20_body"><text:span text:style-name="Strong_20_Emphasis">Criterios de avaliación</text:span>:</text:p>
      <text:p text:style-name="P1"><text:bookmark text:name="yui_3_17_2_1_1567405582603_211"/><text:bookmark text:name="yui_3_17_2_1_1567405582603_201"/><text:bookmark text:name="yui_3_17_2_1_1744011736177_681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CA9.4. Creáronse programas para recuperar e amosar información almacenada en bases de datos<text:bookmark text:name="yui_3_17_2_1_1744011736177_680"/></text:p>
          </table:table-cell>
          <table:table-cell table:style-name="Tabla3.B1" office:value-type="string">
            <text:p text:style-name="Table_20_Contents">100%</text:p>
          </table:table-cell>
        </table:table-row>
      </table:table>
      <text:p text:style-name="Standard"/>
      <text:p text:style-name="Standard"/>
      <text:p text:style-name="Standard"/>
      <text:p text:style-name="Text_20_body">Seguindo coa base de datos de películas anterior, crea un proxecto no que se carguen os títulos das películas nun comboBox para que posteriormente o usuario poida seleccionar a que queira e borrala tras premer no botón "Borrar".</text:p>
      <text:p text:style-name="Text_20_body"><text:bookmark text:name="yui_3_13_0_2_1573977597295_672"/>Entrega na resposta da tarefa un ficheiro comprimido coa carpeta completa do proxecto de Netbeans.</text:p>
      <text:p text:style-name="Text_20_body"><text:span text:style-name="Strong_20_Emphasis">Criterios de avaliación</text:span>:</text:p>
      <text:p text:style-name="P1"><text:bookmark text:name="yui_3_17_2_1_1567405582603_212"/><text:bookmark text:name="yui_3_17_2_1_1567405582603_202"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CA9.6. Creáronse aplicacións que executen consultas sobre bases de datos</text:p>
          </table:table-cell>
          <table:table-cell table:style-name="Tabla4.B1" office:value-type="string">
            <text:p text:style-name="Table_20_Contents">100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09:41:37.785406696</meta:creation-date>
    <dc:date>2025-04-07T09:42:57.635672333</dc:date>
    <meta:editing-duration>PT1M21S</meta:editing-duration>
    <meta:editing-cycles>1</meta:editing-cycles>
    <meta:document-statistic meta:table-count="4" meta:image-count="0" meta:object-count="0" meta:page-count="2" meta:paragraph-count="28" meta:word-count="436" meta:character-count="2585" meta:non-whitespace-character-count="2169"/>
    <meta:generator>LibreOffice/7.3.7.2$Linux_X86_64 LibreOffice_project/30$Build-2</meta:generator>
  </office:meta>
</office:document-meta>
</file>